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1.059in"/>
    </style:style>
    <style:style style:name="Table1.C" style:family="table-column">
      <style:table-column-properties style:column-width="1.4826in"/>
    </style:style>
    <style:style style:name="Table1.E" style:family="table-column">
      <style:table-column-properties style:column-width="2.277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C" style:family="table-column">
      <style:table-column-properties style:column-width="2.25in"/>
    </style:style>
    <style:style style:name="Table2.D" style:family="table-column">
      <style:table-column-properties style:column-width="2.427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2136" officeooo:paragraph-rsid="00072136"/>
    </style:style>
    <style:style style:name="P2" style:family="paragraph" style:parent-style-name="Standard">
      <style:text-properties officeooo:rsid="00096194" officeooo:paragraph-rsid="00096194"/>
    </style:style>
    <style:style style:name="P3" style:family="paragraph" style:parent-style-name="Standard">
      <style:text-properties officeooo:rsid="000794a9" officeooo:paragraph-rsid="000794a9"/>
    </style:style>
    <style:style style:name="P4" style:family="paragraph" style:parent-style-name="Standard">
      <style:text-properties officeooo:rsid="000c8ab4" officeooo:paragraph-rsid="000c8ab4"/>
    </style:style>
    <style:style style:name="P5" style:family="paragraph" style:parent-style-name="Standard">
      <style:text-properties officeooo:rsid="00130042" officeooo:paragraph-rsid="00130042"/>
    </style:style>
    <style:style style:name="P6" style:family="paragraph" style:parent-style-name="Standard">
      <style:text-properties officeooo:rsid="00166260" officeooo:paragraph-rsid="00175140"/>
    </style:style>
    <style:style style:name="P7" style:family="paragraph" style:parent-style-name="Standard">
      <style:text-properties officeooo:rsid="00192c39" officeooo:paragraph-rsid="00192c39"/>
    </style:style>
    <style:style style:name="P8" style:family="paragraph" style:parent-style-name="Standard">
      <style:text-properties officeooo:rsid="00192c39" officeooo:paragraph-rsid="001b1e15"/>
    </style:style>
    <style:style style:name="P9" style:family="paragraph" style:parent-style-name="Standard">
      <style:text-properties officeooo:rsid="00197857" officeooo:paragraph-rsid="00197857"/>
    </style:style>
    <style:style style:name="P10" style:family="paragraph" style:parent-style-name="Standard">
      <style:text-properties officeooo:rsid="001b1e15" officeooo:paragraph-rsid="001b1e15"/>
    </style:style>
    <style:style style:name="P11" style:family="paragraph" style:parent-style-name="Standard">
      <style:text-properties officeooo:rsid="0021b8a9" officeooo:paragraph-rsid="0021b8a9"/>
    </style:style>
    <style:style style:name="P12" style:family="paragraph" style:parent-style-name="Standard">
      <style:paragraph-properties fo:text-align="center" style:justify-single-word="false"/>
      <style:text-properties fo:font-size="14pt" fo:font-weight="bold" officeooo:rsid="00239551" officeooo:paragraph-rsid="00239551"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officeooo:rsid="00072136" officeooo:paragraph-rsid="00072136" style:font-size-asian="10.5pt" style:font-weight-asian="normal" style:font-size-complex="12pt" style:font-weight-complex="normal"/>
    </style:style>
    <style:style style:name="P14" style:family="paragraph" style:parent-style-name="Standard">
      <style:text-properties officeooo:rsid="00376cf5" officeooo:paragraph-rsid="0021b8a9"/>
    </style:style>
    <style:style style:name="P15" style:family="paragraph" style:parent-style-name="Standard">
      <style:text-properties officeooo:rsid="00376cf5" officeooo:paragraph-rsid="00376cf5"/>
    </style:style>
    <style:style style:name="P16" style:family="paragraph" style:parent-style-name="Standard">
      <style:text-properties officeooo:rsid="003e0399" officeooo:paragraph-rsid="003e0399"/>
    </style:style>
    <style:style style:name="P17" style:family="paragraph" style:parent-style-name="Standard">
      <style:text-properties officeooo:rsid="003e0399" officeooo:paragraph-rsid="003e806e"/>
    </style:style>
    <style:style style:name="P18" style:family="paragraph" style:parent-style-name="Standard">
      <style:text-properties officeooo:rsid="003e806e" officeooo:paragraph-rsid="003e806e"/>
    </style:style>
    <style:style style:name="P19" style:family="paragraph" style:parent-style-name="Standard">
      <style:text-properties officeooo:rsid="004ee16e" officeooo:paragraph-rsid="004ee16e"/>
    </style:style>
    <style:style style:name="P20" style:family="paragraph" style:parent-style-name="Standard">
      <style:text-properties officeooo:rsid="004ee16e" officeooo:paragraph-rsid="0055e890"/>
    </style:style>
    <style:style style:name="P21" style:family="paragraph" style:parent-style-name="Standard">
      <style:text-properties officeooo:rsid="004f10b3" officeooo:paragraph-rsid="004f10b3"/>
    </style:style>
    <style:style style:name="P22" style:family="paragraph" style:parent-style-name="Standard">
      <style:text-properties officeooo:rsid="00513151" officeooo:paragraph-rsid="00513151"/>
    </style:style>
    <style:style style:name="P23" style:family="paragraph" style:parent-style-name="Standard">
      <style:text-properties officeooo:rsid="0052aa1b" officeooo:paragraph-rsid="0052aa1b"/>
    </style:style>
    <style:style style:name="P24" style:family="paragraph" style:parent-style-name="Standard">
      <style:text-properties officeooo:rsid="002162be" officeooo:paragraph-rsid="00513151"/>
    </style:style>
    <style:style style:name="P25" style:family="paragraph" style:parent-style-name="Standard" style:master-page-name="">
      <style:paragraph-properties fo:margin-left="0.5in" fo:margin-right="0in" fo:text-indent="0in" style:auto-text-indent="false" style:page-number="auto"/>
      <style:text-properties officeooo:rsid="00072136" officeooo:paragraph-rsid="00072136"/>
    </style:style>
    <style:style style:name="P26" style:family="paragraph" style:parent-style-name="Standard" style:master-page-name="">
      <style:paragraph-properties fo:margin-left="0.5in" fo:margin-right="0in" fo:text-indent="0in" style:auto-text-indent="false" style:page-number="auto"/>
      <style:text-properties officeooo:rsid="000794a9" officeooo:paragraph-rsid="000794a9"/>
    </style:style>
    <style:style style:name="P27" style:family="paragraph" style:parent-style-name="Standard" style:master-page-name="">
      <style:paragraph-properties fo:margin-left="0.5in" fo:margin-right="0in" fo:text-indent="0in" style:auto-text-indent="false" style:page-number="auto"/>
      <style:text-properties officeooo:rsid="00096194" officeooo:paragraph-rsid="00096194"/>
    </style:style>
    <style:style style:name="P28" style:family="paragraph" style:parent-style-name="Standard" style:master-page-name="">
      <style:paragraph-properties fo:margin-left="0.5in" fo:margin-right="0in" fo:text-indent="0in" style:auto-text-indent="false" style:page-number="auto"/>
      <style:text-properties officeooo:rsid="000c8ab4" officeooo:paragraph-rsid="000c8ab4"/>
    </style:style>
    <style:style style:name="P29" style:family="paragraph" style:parent-style-name="Standard" style:master-page-name="">
      <style:paragraph-properties fo:margin-left="0.5in" fo:margin-right="0in" fo:text-indent="0in" style:auto-text-indent="false" style:page-number="auto"/>
      <style:text-properties officeooo:rsid="0020fc2c" officeooo:paragraph-rsid="00212b59"/>
    </style:style>
    <style:style style:name="P30" style:family="paragraph" style:parent-style-name="Standard" style:master-page-name="">
      <style:paragraph-properties fo:margin-left="0.5in" fo:margin-right="0in" fo:text-indent="0in" style:auto-text-indent="false" style:page-number="auto"/>
      <style:text-properties officeooo:rsid="00212b59" officeooo:paragraph-rsid="00212b59"/>
    </style:style>
    <style:style style:name="P31" style:family="paragraph" style:parent-style-name="Standard" style:master-page-name="">
      <style:paragraph-properties fo:margin-left="0.5in" fo:margin-right="0in" fo:text-indent="0in" style:auto-text-indent="false" style:page-number="auto"/>
      <style:text-properties officeooo:rsid="00175140" officeooo:paragraph-rsid="00175140"/>
    </style:style>
    <style:style style:name="P32" style:family="paragraph" style:parent-style-name="Standard" style:master-page-name="">
      <style:paragraph-properties fo:margin-left="0.5in" fo:margin-right="0in" fo:text-indent="0in" style:auto-text-indent="false" style:page-number="auto"/>
      <style:text-properties officeooo:rsid="002162be" officeooo:paragraph-rsid="002162be"/>
    </style:style>
    <style:style style:name="P33" style:family="paragraph" style:parent-style-name="Standard" style:master-page-name="">
      <style:paragraph-properties fo:margin-left="0.5in" fo:margin-right="0in" fo:text-indent="0in" style:auto-text-indent="false" style:page-number="auto"/>
      <style:text-properties officeooo:rsid="00197857" officeooo:paragraph-rsid="0021b8a9"/>
    </style:style>
    <style:style style:name="P34" style:family="paragraph" style:parent-style-name="Standard" style:master-page-name="">
      <style:paragraph-properties fo:margin-left="0.5in" fo:margin-right="0in" fo:text-indent="0in" style:auto-text-indent="false" style:page-number="auto"/>
      <style:text-properties officeooo:rsid="002c2e1e" officeooo:paragraph-rsid="002c2e1e"/>
    </style:style>
    <style:style style:name="P35" style:family="paragraph" style:parent-style-name="Standard" style:master-page-name="">
      <style:paragraph-properties fo:margin-left="0.5in" fo:margin-right="0in" fo:text-indent="0in" style:auto-text-indent="false" style:page-number="auto"/>
      <style:text-properties officeooo:rsid="00356a24" officeooo:paragraph-rsid="00356a24"/>
    </style:style>
    <style:style style:name="P36" style:family="paragraph" style:parent-style-name="Standard" style:master-page-name="">
      <style:paragraph-properties fo:margin-left="0.5in" fo:margin-right="0in" fo:text-indent="0in" style:auto-text-indent="false" style:page-number="auto"/>
      <style:text-properties officeooo:rsid="003e0399" officeooo:paragraph-rsid="003e0399"/>
    </style:style>
    <style:style style:name="P37" style:family="paragraph" style:parent-style-name="Standard" style:master-page-name="">
      <style:paragraph-properties fo:margin-left="0.5in" fo:margin-right="0in" fo:text-indent="0in" style:auto-text-indent="false" style:page-number="auto"/>
      <style:text-properties officeooo:rsid="003e806e" officeooo:paragraph-rsid="003e806e"/>
    </style:style>
    <style:style style:name="P38" style:family="paragraph" style:parent-style-name="Standard" style:master-page-name="">
      <style:paragraph-properties fo:margin-left="0.5in" fo:margin-right="0in" fo:text-indent="0in" style:auto-text-indent="false" style:page-number="auto"/>
      <style:text-properties officeooo:rsid="004aa087" officeooo:paragraph-rsid="004aa087"/>
    </style:style>
    <style:style style:name="P39" style:family="paragraph" style:parent-style-name="Standard" style:master-page-name="">
      <style:paragraph-properties fo:margin-left="0.5in" fo:margin-right="0in" fo:text-indent="0in" style:auto-text-indent="false" style:page-number="auto"/>
      <style:text-properties officeooo:rsid="005140f7" officeooo:paragraph-rsid="005140f7"/>
    </style:style>
    <style:style style:name="P40" style:family="paragraph" style:parent-style-name="Standard">
      <style:paragraph-properties fo:margin-left="0.5in" fo:margin-right="0in" fo:text-indent="0in" style:auto-text-indent="false"/>
      <style:text-properties officeooo:rsid="00072136" officeooo:paragraph-rsid="00072136"/>
    </style:style>
    <style:style style:name="P41" style:family="paragraph" style:parent-style-name="Standard">
      <style:paragraph-properties fo:margin-left="0.5in" fo:margin-right="0in" fo:text-indent="0in" style:auto-text-indent="false"/>
      <style:text-properties officeooo:rsid="000794a9" officeooo:paragraph-rsid="000794a9"/>
    </style:style>
    <style:style style:name="P42" style:family="paragraph" style:parent-style-name="Standard">
      <style:paragraph-properties fo:margin-left="0.5in" fo:margin-right="0in" fo:text-indent="0in" style:auto-text-indent="false"/>
      <style:text-properties officeooo:rsid="000dc33c" officeooo:paragraph-rsid="000dc33c"/>
    </style:style>
    <style:style style:name="P43" style:family="paragraph" style:parent-style-name="Standard">
      <style:paragraph-properties fo:margin-left="0.5in" fo:margin-right="0in" fo:text-indent="0in" style:auto-text-indent="false"/>
      <style:text-properties officeooo:rsid="000f65dd" officeooo:paragraph-rsid="000f65dd"/>
    </style:style>
    <style:style style:name="P44" style:family="paragraph" style:parent-style-name="Standard">
      <style:paragraph-properties fo:margin-left="0.5in" fo:margin-right="0in" fo:text-indent="0in" style:auto-text-indent="false"/>
      <style:text-properties officeooo:rsid="00130042" officeooo:paragraph-rsid="00130042"/>
    </style:style>
    <style:style style:name="P45" style:family="paragraph" style:parent-style-name="Standard">
      <style:paragraph-properties fo:margin-left="0.5in" fo:margin-right="0in" fo:text-indent="0in" style:auto-text-indent="false"/>
      <style:text-properties officeooo:rsid="00130042" officeooo:paragraph-rsid="00145b93"/>
    </style:style>
    <style:style style:name="P46" style:family="paragraph" style:parent-style-name="Standard">
      <style:paragraph-properties fo:margin-left="0.5in" fo:margin-right="0in" fo:text-indent="0in" style:auto-text-indent="false"/>
      <style:text-properties officeooo:rsid="0013b9e7" officeooo:paragraph-rsid="0013b9e7"/>
    </style:style>
    <style:style style:name="P47" style:family="paragraph" style:parent-style-name="Standard">
      <style:paragraph-properties fo:margin-left="0.5in" fo:margin-right="0in" fo:text-indent="0in" style:auto-text-indent="false"/>
      <style:text-properties officeooo:rsid="00166260" officeooo:paragraph-rsid="00175140"/>
    </style:style>
    <style:style style:name="P48" style:family="paragraph" style:parent-style-name="Standard">
      <style:paragraph-properties fo:margin-left="0.5in" fo:margin-right="0in" fo:text-indent="0in" style:auto-text-indent="false"/>
      <style:text-properties officeooo:rsid="00192c39" officeooo:paragraph-rsid="00192c39"/>
    </style:style>
    <style:style style:name="P49" style:family="paragraph" style:parent-style-name="Standard">
      <style:paragraph-properties fo:margin-left="0.5in" fo:margin-right="0in" fo:text-indent="0in" style:auto-text-indent="false"/>
      <style:text-properties officeooo:rsid="00197857" officeooo:paragraph-rsid="00197857"/>
    </style:style>
    <style:style style:name="P50" style:family="paragraph" style:parent-style-name="Standard">
      <style:paragraph-properties fo:margin-left="0.5in" fo:margin-right="0in" fo:text-indent="0in" style:auto-text-indent="false"/>
      <style:text-properties officeooo:rsid="00168f80" officeooo:paragraph-rsid="00168f80"/>
    </style:style>
    <style:style style:name="P51" style:family="paragraph" style:parent-style-name="Standard">
      <style:paragraph-properties fo:margin-left="0.5in" fo:margin-right="0in" fo:text-indent="0in" style:auto-text-indent="false"/>
      <style:text-properties officeooo:rsid="001b2eed" officeooo:paragraph-rsid="0021b8a9"/>
    </style:style>
    <style:style style:name="P52" style:family="paragraph" style:parent-style-name="Standard">
      <style:paragraph-properties fo:margin-left="0.5in" fo:margin-right="0in" fo:text-indent="0in" style:auto-text-indent="false"/>
      <style:text-properties officeooo:rsid="001cdf30" officeooo:paragraph-rsid="001cdf30"/>
    </style:style>
    <style:style style:name="P53" style:family="paragraph" style:parent-style-name="Standard">
      <style:paragraph-properties fo:margin-left="0.5in" fo:margin-right="0in" fo:text-indent="0in" style:auto-text-indent="false"/>
      <style:text-properties officeooo:rsid="001e0a32" officeooo:paragraph-rsid="001e0a32"/>
    </style:style>
    <style:style style:name="P54" style:family="paragraph" style:parent-style-name="Standard">
      <style:paragraph-properties fo:margin-left="0.5in" fo:margin-right="0in" fo:text-indent="0in" style:auto-text-indent="false"/>
      <style:text-properties officeooo:rsid="001ffe4e" officeooo:paragraph-rsid="001ffe4e"/>
    </style:style>
    <style:style style:name="P55" style:family="paragraph" style:parent-style-name="Standard">
      <style:paragraph-properties fo:margin-left="0.5in" fo:margin-right="0in" fo:text-indent="0in" style:auto-text-indent="false"/>
      <style:text-properties officeooo:rsid="00212b59" officeooo:paragraph-rsid="00212b59"/>
    </style:style>
    <style:style style:name="P56" style:family="paragraph" style:parent-style-name="Standard">
      <style:paragraph-properties fo:margin-left="0.5in" fo:margin-right="0in" fo:text-indent="0in" style:auto-text-indent="false"/>
      <style:text-properties officeooo:rsid="00212b59" officeooo:paragraph-rsid="0055e890"/>
    </style:style>
    <style:style style:name="P57" style:family="paragraph" style:parent-style-name="Standard">
      <style:paragraph-properties fo:margin-left="0.5in" fo:margin-right="0in" fo:text-indent="0in" style:auto-text-indent="false"/>
      <style:text-properties officeooo:rsid="002a8c8d" officeooo:paragraph-rsid="002c2e1e"/>
    </style:style>
    <style:style style:name="P58" style:family="paragraph" style:parent-style-name="Standard">
      <style:paragraph-properties fo:margin-left="0.5in" fo:margin-right="0in" fo:text-indent="0in" style:auto-text-indent="false"/>
      <style:text-properties officeooo:rsid="002c2e1e" officeooo:paragraph-rsid="002c2e1e"/>
    </style:style>
    <style:style style:name="P59" style:family="paragraph" style:parent-style-name="Standard">
      <style:paragraph-properties fo:margin-left="0.5in" fo:margin-right="0in" fo:text-indent="0in" style:auto-text-indent="false"/>
      <style:text-properties officeooo:rsid="002e03a1" officeooo:paragraph-rsid="002e03a1"/>
    </style:style>
    <style:style style:name="P60" style:family="paragraph" style:parent-style-name="Standard">
      <style:paragraph-properties fo:margin-left="0.5in" fo:margin-right="0in" fo:text-indent="0in" style:auto-text-indent="false"/>
      <style:text-properties officeooo:rsid="0031864b" officeooo:paragraph-rsid="0031864b"/>
    </style:style>
    <style:style style:name="P61" style:family="paragraph" style:parent-style-name="Standard">
      <style:paragraph-properties fo:margin-left="0.5in" fo:margin-right="0in" fo:text-indent="0in" style:auto-text-indent="false"/>
      <style:text-properties officeooo:rsid="003e0399" officeooo:paragraph-rsid="003e0399"/>
    </style:style>
    <style:style style:name="P62" style:family="paragraph" style:parent-style-name="Standard">
      <style:paragraph-properties fo:margin-left="0.5in" fo:margin-right="0in" fo:text-indent="0in" style:auto-text-indent="false"/>
      <style:text-properties officeooo:rsid="003e0399" officeooo:paragraph-rsid="003e806e"/>
    </style:style>
    <style:style style:name="P63" style:family="paragraph" style:parent-style-name="Standard">
      <style:paragraph-properties fo:margin-left="0.5in" fo:margin-right="0in" fo:text-indent="0in" style:auto-text-indent="false"/>
      <style:text-properties officeooo:rsid="003e806e" officeooo:paragraph-rsid="003e806e"/>
    </style:style>
    <style:style style:name="P64" style:family="paragraph" style:parent-style-name="Standard">
      <style:paragraph-properties fo:margin-left="0.5in" fo:margin-right="0in" fo:text-indent="0in" style:auto-text-indent="false"/>
      <style:text-properties officeooo:rsid="003e806e" officeooo:paragraph-rsid="003ed1e2"/>
    </style:style>
    <style:style style:name="P65" style:family="paragraph" style:parent-style-name="Standard">
      <style:paragraph-properties fo:margin-left="0.5in" fo:margin-right="0in" fo:text-indent="0in" style:auto-text-indent="false"/>
      <style:text-properties officeooo:rsid="003e806e" officeooo:paragraph-rsid="004bb38e"/>
    </style:style>
    <style:style style:name="P66" style:family="paragraph" style:parent-style-name="Standard">
      <style:paragraph-properties fo:margin-left="0.5in" fo:margin-right="0in" fo:text-indent="0in" style:auto-text-indent="false"/>
      <style:text-properties style:text-underline-style="none" officeooo:rsid="003e806e" officeooo:paragraph-rsid="003e0399"/>
    </style:style>
    <style:style style:name="P67" style:family="paragraph" style:parent-style-name="Standard">
      <style:paragraph-properties fo:margin-left="0.5in" fo:margin-right="0in" fo:text-indent="0in" style:auto-text-indent="false"/>
      <style:text-properties style:text-underline-style="none" officeooo:rsid="003e806e" officeooo:paragraph-rsid="003e806e"/>
    </style:style>
    <style:style style:name="P68" style:family="paragraph" style:parent-style-name="Standard">
      <style:paragraph-properties fo:margin-left="0.5in" fo:margin-right="0in" fo:text-indent="0in" style:auto-text-indent="false"/>
      <style:text-properties officeooo:rsid="004aa087" officeooo:paragraph-rsid="004aa087"/>
    </style:style>
    <style:style style:name="P69" style:family="paragraph" style:parent-style-name="Standard" style:master-page-name="">
      <style:paragraph-properties fo:margin-left="1in" fo:margin-right="0in" fo:text-indent="0in" style:auto-text-indent="false" style:page-number="auto"/>
      <style:text-properties officeooo:rsid="000794a9" officeooo:paragraph-rsid="000794a9"/>
    </style:style>
    <style:style style:name="P70" style:family="paragraph" style:parent-style-name="Standard" style:master-page-name="">
      <style:paragraph-properties fo:margin-left="1in" fo:margin-right="0in" fo:text-indent="0in" style:auto-text-indent="false" style:page-number="auto"/>
      <style:text-properties officeooo:rsid="0020fc2c" officeooo:paragraph-rsid="0020fc2c"/>
    </style:style>
    <style:style style:name="P71" style:family="paragraph" style:parent-style-name="Standard" style:master-page-name="">
      <style:paragraph-properties fo:margin-left="1in" fo:margin-right="0in" fo:text-indent="0in" style:auto-text-indent="false" style:page-number="auto"/>
      <style:text-properties officeooo:rsid="0020fc2c" officeooo:paragraph-rsid="0055e890"/>
    </style:style>
    <style:style style:name="P72" style:family="paragraph" style:parent-style-name="Standard" style:master-page-name="">
      <style:paragraph-properties fo:margin-left="1in" fo:margin-right="0in" fo:text-indent="0in" style:auto-text-indent="false" style:page-number="auto"/>
      <style:text-properties officeooo:rsid="0041921f" officeooo:paragraph-rsid="0041921f"/>
    </style:style>
    <style:style style:name="P73" style:family="paragraph" style:parent-style-name="Standard">
      <style:paragraph-properties fo:margin-left="1in" fo:margin-right="0in" fo:text-indent="0in" style:auto-text-indent="false"/>
      <style:text-properties officeooo:rsid="0020fc2c" officeooo:paragraph-rsid="0020fc2c"/>
    </style:style>
    <style:style style:name="P74" style:family="paragraph" style:parent-style-name="Standard">
      <style:paragraph-properties fo:margin-left="1in" fo:margin-right="0in" fo:text-indent="0in" style:auto-text-indent="false"/>
      <style:text-properties officeooo:rsid="0020fc2c" officeooo:paragraph-rsid="0055e890"/>
    </style:style>
    <style:style style:name="P75" style:family="paragraph" style:parent-style-name="Standard">
      <style:paragraph-properties fo:margin-left="0in" fo:margin-right="0in" fo:text-indent="0in" style:auto-text-indent="false"/>
      <style:text-properties officeooo:paragraph-rsid="0008b265"/>
    </style:style>
    <style:style style:name="P76" style:family="paragraph" style:parent-style-name="Standard">
      <style:paragraph-properties fo:margin-left="0in" fo:margin-right="0in" fo:text-indent="0in" style:auto-text-indent="false"/>
      <style:text-properties officeooo:paragraph-rsid="0020fc2c"/>
    </style:style>
    <style:style style:name="P77" style:family="paragraph" style:parent-style-name="Standard">
      <style:paragraph-properties fo:margin-left="0in" fo:margin-right="0in" fo:text-indent="0in" style:auto-text-indent="false"/>
      <style:text-properties officeooo:rsid="001ffe4e" officeooo:paragraph-rsid="00239551"/>
    </style:style>
    <style:style style:name="P78" style:family="paragraph" style:parent-style-name="Standard">
      <style:paragraph-properties fo:margin-left="0in" fo:margin-right="0in" fo:text-indent="0in" style:auto-text-indent="false"/>
      <style:text-properties officeooo:rsid="0020fc2c" officeooo:paragraph-rsid="00239551"/>
    </style:style>
    <style:style style:name="P79" style:family="paragraph" style:parent-style-name="Standard">
      <style:paragraph-properties fo:margin-left="0in" fo:margin-right="0in" fo:text-indent="0in" style:auto-text-indent="false"/>
      <style:text-properties officeooo:rsid="00282a3b" officeooo:paragraph-rsid="00282a3b"/>
    </style:style>
    <style:style style:name="P80" style:family="paragraph" style:parent-style-name="Standard">
      <style:paragraph-properties fo:margin-left="0in" fo:margin-right="0in" fo:text-indent="0in" style:auto-text-indent="false"/>
      <style:text-properties officeooo:rsid="002a8c8d" officeooo:paragraph-rsid="002a8c8d"/>
    </style:style>
    <style:style style:name="P81" style:family="paragraph" style:parent-style-name="Standard">
      <style:paragraph-properties fo:margin-left="0in" fo:margin-right="0in" fo:text-indent="0in" style:auto-text-indent="false"/>
      <style:text-properties officeooo:rsid="002c2e1e" officeooo:paragraph-rsid="002c2e1e"/>
    </style:style>
    <style:style style:name="P82" style:family="paragraph" style:parent-style-name="Standard">
      <style:paragraph-properties fo:margin-left="0in" fo:margin-right="0in" fo:text-indent="0in" style:auto-text-indent="false"/>
      <style:text-properties officeooo:rsid="002de9c8" officeooo:paragraph-rsid="002de9c8"/>
    </style:style>
    <style:style style:name="P83" style:family="paragraph" style:parent-style-name="Standard">
      <style:paragraph-properties fo:margin-left="0in" fo:margin-right="0in" fo:text-indent="0in" style:auto-text-indent="false"/>
      <style:text-properties officeooo:rsid="0033c42f" officeooo:paragraph-rsid="0033c42f"/>
    </style:style>
    <style:style style:name="P84" style:family="paragraph" style:parent-style-name="Standard">
      <style:paragraph-properties fo:margin-left="0in" fo:margin-right="0in" fo:text-indent="0in" style:auto-text-indent="false"/>
      <style:text-properties officeooo:rsid="00356a24" officeooo:paragraph-rsid="00356a24"/>
    </style:style>
    <style:style style:name="P85" style:family="paragraph" style:parent-style-name="Standard">
      <style:paragraph-properties fo:margin-left="0in" fo:margin-right="0in" fo:text-indent="0in" style:auto-text-indent="false"/>
      <style:text-properties officeooo:rsid="00376cf5" officeooo:paragraph-rsid="003e0399"/>
    </style:style>
    <style:style style:name="P86" style:family="paragraph" style:parent-style-name="Standard">
      <style:paragraph-properties fo:margin-left="0in" fo:margin-right="0in" fo:text-indent="0in" style:auto-text-indent="false"/>
      <style:text-properties officeooo:rsid="0047eed8" officeooo:paragraph-rsid="0047eed8"/>
    </style:style>
    <style:style style:name="P87" style:family="paragraph" style:parent-style-name="Standard">
      <style:paragraph-properties fo:margin-left="0in" fo:margin-right="0in" fo:text-indent="0in" style:auto-text-indent="false"/>
      <style:text-properties officeooo:rsid="00492eb2" officeooo:paragraph-rsid="00492eb2"/>
    </style:style>
    <style:style style:name="P88" style:family="paragraph" style:parent-style-name="Standard">
      <style:paragraph-properties fo:margin-left="0in" fo:margin-right="0in" fo:text-indent="0in" style:auto-text-indent="false"/>
      <style:text-properties officeooo:rsid="004aa087" officeooo:paragraph-rsid="004aa087"/>
    </style:style>
    <style:style style:name="P89" style:family="paragraph" style:parent-style-name="Standard">
      <style:paragraph-properties fo:margin-left="0in" fo:margin-right="0in" fo:text-indent="0in" style:auto-text-indent="false"/>
      <style:text-properties officeooo:rsid="004ee16e" officeooo:paragraph-rsid="004ee16e"/>
    </style:style>
    <style:style style:name="P90" style:family="paragraph" style:parent-style-name="Standard">
      <style:paragraph-properties fo:margin-left="0in" fo:margin-right="0in" fo:text-indent="0in" style:auto-text-indent="false"/>
      <style:text-properties officeooo:rsid="005140f7" officeooo:paragraph-rsid="005140f7"/>
    </style:style>
    <style:style style:name="P91" style:family="paragraph" style:parent-style-name="Standard">
      <style:paragraph-properties fo:margin-left="0in" fo:margin-right="0in" fo:text-indent="0in" style:auto-text-indent="false"/>
      <style:text-properties officeooo:rsid="0055e890" officeooo:paragraph-rsid="0055e890"/>
    </style:style>
    <style:style style:name="P92" style:family="paragraph" style:parent-style-name="Standard" style:master-page-name="">
      <style:paragraph-properties fo:margin-left="0in" fo:margin-right="0in" fo:text-indent="0in" style:auto-text-indent="false" style:page-number="auto"/>
      <style:text-properties officeooo:rsid="00212b59" officeooo:paragraph-rsid="0055e890"/>
    </style:style>
    <style:style style:name="P93" style:family="paragraph" style:parent-style-name="Table_20_Contents">
      <style:text-properties officeooo:rsid="00239551" officeooo:paragraph-rsid="00239551"/>
    </style:style>
    <style:style style:name="P94" style:family="paragraph" style:parent-style-name="Table_20_Contents">
      <style:text-properties officeooo:rsid="00242829" officeooo:paragraph-rsid="00242829"/>
    </style:style>
    <style:style style:name="P95" style:family="paragraph" style:parent-style-name="Table_20_Contents">
      <style:text-properties officeooo:rsid="0032b4ca" officeooo:paragraph-rsid="0032b4ca"/>
    </style:style>
    <style:style style:name="P96" style:family="paragraph" style:parent-style-name="Table_20_Contents">
      <style:text-properties officeooo:rsid="00376cf5" officeooo:paragraph-rsid="00376cf5"/>
    </style:style>
    <style:style style:name="P97" style:family="paragraph" style:parent-style-name="Table_20_Contents">
      <style:text-properties officeooo:rsid="00395713" officeooo:paragraph-rsid="00395713"/>
    </style:style>
    <style:style style:name="P98" style:family="paragraph" style:parent-style-name="Table_20_Contents">
      <style:text-properties officeooo:rsid="003c0dad" officeooo:paragraph-rsid="003c0dad"/>
    </style:style>
    <style:style style:name="P99" style:family="paragraph" style:parent-style-name="Table_20_Contents">
      <style:text-properties officeooo:rsid="003c0dad" officeooo:paragraph-rsid="00376cf5"/>
    </style:style>
    <style:style style:name="P100" style:family="paragraph" style:parent-style-name="Table_20_Contents">
      <style:text-properties officeooo:rsid="003e0399" officeooo:paragraph-rsid="003e0399"/>
    </style:style>
    <style:style style:name="P101" style:family="paragraph" style:parent-style-name="Table_20_Contents">
      <style:text-properties officeooo:rsid="0044b0c1" officeooo:paragraph-rsid="0044b0c1"/>
    </style:style>
    <style:style style:name="P102" style:family="paragraph" style:parent-style-name="Table_20_Contents">
      <style:text-properties officeooo:rsid="004aa087" officeooo:paragraph-rsid="004aa087"/>
    </style:style>
    <style:style style:name="P103" style:family="paragraph" style:parent-style-name="Table_20_Contents">
      <style:text-properties officeooo:rsid="004aa087" officeooo:paragraph-rsid="0050d732"/>
    </style:style>
    <style:style style:name="P104" style:family="paragraph" style:parent-style-name="Table_20_Contents">
      <style:text-properties officeooo:rsid="004ee16e" officeooo:paragraph-rsid="004ee16e"/>
    </style:style>
    <style:style style:name="P105" style:family="paragraph" style:parent-style-name="Table_20_Contents">
      <style:text-properties officeooo:rsid="0050d732" officeooo:paragraph-rsid="0050d732"/>
    </style:style>
    <style:style style:name="P106" style:family="paragraph" style:parent-style-name="Table_20_Heading">
      <style:text-properties officeooo:rsid="00239551" officeooo:paragraph-rsid="00239551"/>
    </style:style>
    <style:style style:name="P107" style:family="paragraph" style:parent-style-name="Table_20_Heading">
      <style:text-properties officeooo:rsid="00242829" officeooo:paragraph-rsid="00242829"/>
    </style:style>
    <style:style style:name="P108" style:family="paragraph" style:parent-style-name="Standard" style:master-page-name="">
      <style:paragraph-properties style:page-number="auto"/>
      <style:text-properties officeooo:rsid="003e0399" officeooo:paragraph-rsid="003e806e"/>
    </style:style>
    <style:style style:name="P109" style:family="paragraph" style:parent-style-name="Standard">
      <style:paragraph-properties fo:break-before="page"/>
      <style:text-properties officeooo:rsid="0021b8a9" officeooo:paragraph-rsid="0021b8a9"/>
    </style:style>
    <style:style style:name="P110" style:family="paragraph" style:parent-style-name="Contents_20_3">
      <style:paragraph-properties>
        <style:tab-stops>
          <style:tab-stop style:position="6.5319in" style:type="right" style:leader-style="dotted" style:leader-text="."/>
        </style:tab-stops>
      </style:paragraph-properties>
    </style:style>
    <style:style style:name="P111" style:family="paragraph" style:parent-style-name="Standard">
      <style:text-properties officeooo:rsid="004ee16e" officeooo:paragraph-rsid="0055e890"/>
    </style:style>
    <style:style style:name="P112" style:family="paragraph" style:parent-style-name="Standard">
      <style:text-properties officeooo:rsid="005881e4" officeooo:paragraph-rsid="005881e4"/>
    </style:style>
    <style:style style:name="P113" style:family="paragraph" style:parent-style-name="Standard">
      <style:text-properties officeooo:rsid="00513151" officeooo:paragraph-rsid="005881e4"/>
    </style:style>
    <style:style style:name="P114" style:family="paragraph" style:parent-style-name="Standard">
      <style:text-properties officeooo:rsid="002162be" officeooo:paragraph-rsid="005881e4"/>
    </style:style>
    <style:style style:name="P115" style:family="paragraph" style:parent-style-name="Standard">
      <style:text-properties officeooo:rsid="0052aa1b" officeooo:paragraph-rsid="005881e4"/>
    </style:style>
    <style:style style:name="P116" style:family="paragraph" style:parent-style-name="Standard">
      <style:paragraph-properties fo:margin-left="0in" fo:margin-right="0in" fo:text-indent="0in" style:auto-text-indent="false"/>
      <style:text-properties officeooo:rsid="0047eed8" officeooo:paragraph-rsid="0047eed8"/>
    </style:style>
    <style:style style:name="P117" style:family="paragraph" style:parent-style-name="Standard">
      <style:paragraph-properties fo:margin-left="0in" fo:margin-right="0in" fo:text-indent="0in" style:auto-text-indent="false"/>
      <style:text-properties officeooo:rsid="0056bf8f" officeooo:paragraph-rsid="0056bf8f"/>
    </style:style>
    <style:style style:name="P118" style:family="paragraph" style:parent-style-name="Standard">
      <style:paragraph-properties fo:margin-left="0in" fo:margin-right="0in" fo:text-indent="0in" style:auto-text-indent="false"/>
      <style:text-properties officeooo:rsid="0032b4ca" officeooo:paragraph-rsid="0056bf8f"/>
    </style:style>
    <style:style style:name="P119" style:family="paragraph" style:parent-style-name="Standard" style:master-page-name="">
      <loext:graphic-properties draw:fill="none"/>
      <style:paragraph-properties fo:margin-left="0.5in" fo:margin-right="0in" fo:text-indent="0in" style:auto-text-indent="false" style:page-number="auto"/>
      <style:text-properties officeooo:rsid="0056bf8f" officeooo:paragraph-rsid="0056bf8f"/>
    </style:style>
    <style:style style:name="P120" style:family="paragraph" style:parent-style-name="Heading_20_3">
      <style:text-properties officeooo:rsid="00239551" officeooo:paragraph-rsid="00239551"/>
    </style:style>
    <style:style style:name="P121" style:family="paragraph" style:parent-style-name="Heading_20_3">
      <style:text-properties officeooo:rsid="00395713" officeooo:paragraph-rsid="00395713"/>
    </style:style>
    <style:style style:name="P122" style:family="paragraph" style:parent-style-name="Table_20_Contents">
      <style:text-properties officeooo:rsid="0050d732" officeooo:paragraph-rsid="0050d732"/>
    </style:style>
    <style:style style:name="P123" style:family="paragraph" style:parent-style-name="Table_20_Contents">
      <style:text-properties officeooo:rsid="004ee16e" officeooo:paragraph-rsid="0056bf8f"/>
    </style:style>
    <style:style style:name="P124" style:family="paragraph" style:parent-style-name="Table_20_Contents">
      <style:text-properties officeooo:rsid="0056bf8f" officeooo:paragraph-rsid="0056bf8f"/>
    </style:style>
    <style:style style:name="T1" style:family="text">
      <style:text-properties fo:font-weight="bold" style:font-weight-asian="bold" style:font-weight-complex="bold"/>
    </style:style>
    <style:style style:name="T2" style:family="text">
      <style:text-properties fo:font-weight="bold" officeooo:rsid="000794a9" style:font-weight-asian="bold" style:font-weight-complex="bold"/>
    </style:style>
    <style:style style:name="T3" style:family="text">
      <style:text-properties fo:font-weight="bold" officeooo:rsid="003e806e" style:font-weight-asian="bold" style:font-weight-complex="bold"/>
    </style:style>
    <style:style style:name="T4" style:family="text">
      <style:text-properties officeooo:rsid="000b39c2"/>
    </style:style>
    <style:style style:name="T5" style:family="text">
      <style:text-properties officeooo:rsid="000d118a"/>
    </style:style>
    <style:style style:name="T6" style:family="text">
      <style:text-properties officeooo:rsid="0010c553"/>
    </style:style>
    <style:style style:name="T7" style:family="text">
      <style:text-properties officeooo:rsid="00130042"/>
    </style:style>
    <style:style style:name="T8" style:family="text">
      <style:text-properties officeooo:rsid="00175140"/>
    </style:style>
    <style:style style:name="T9" style:family="text">
      <style:text-properties officeooo:rsid="00197857"/>
    </style:style>
    <style:style style:name="T10" style:family="text">
      <style:text-properties officeooo:rsid="001b1f6a"/>
    </style:style>
    <style:style style:name="T11" style:family="text">
      <style:text-properties style:text-position="super 58%"/>
    </style:style>
    <style:style style:name="T12" style:family="text">
      <style:text-properties style:text-position="super 58%" officeooo:rsid="002162be"/>
    </style:style>
    <style:style style:name="T13" style:family="text">
      <style:text-properties officeooo:rsid="00212b59"/>
    </style:style>
    <style:style style:name="T14" style:family="text">
      <style:text-properties officeooo:rsid="002162be"/>
    </style:style>
    <style:style style:name="T15" style:family="text">
      <style:text-properties officeooo:rsid="0026172c"/>
    </style:style>
    <style:style style:name="T16" style:family="text">
      <style:text-properties officeooo:rsid="00292be3"/>
    </style:style>
    <style:style style:name="T17" style:family="text">
      <style:text-properties officeooo:rsid="002c2e1e"/>
    </style:style>
    <style:style style:name="T18" style:family="text">
      <style:text-properties officeooo:rsid="002de9c8"/>
    </style:style>
    <style:style style:name="T19" style:family="text">
      <style:text-properties officeooo:rsid="002fd62f"/>
    </style:style>
    <style:style style:name="T20" style:family="text">
      <style:text-properties officeooo:rsid="00366a71"/>
    </style:style>
    <style:style style:name="T21" style:family="text">
      <style:text-properties officeooo:rsid="00376cf5"/>
    </style:style>
    <style:style style:name="T22" style:family="text">
      <style:text-properties officeooo:rsid="003c0dad"/>
    </style:style>
    <style:style style:name="T23" style:family="text">
      <style:text-properties officeooo:rsid="003e0399"/>
    </style:style>
    <style:style style:name="T24" style:family="text">
      <style:text-properties officeooo:rsid="003e806e"/>
    </style:style>
    <style:style style:name="T25" style:family="text">
      <style:text-properties officeooo:rsid="0020fc2c"/>
    </style:style>
    <style:style style:name="T26" style:family="text">
      <style:text-properties officeooo:rsid="00282a3b"/>
    </style:style>
    <style:style style:name="T27" style:family="text">
      <style:text-properties officeooo:rsid="0033c42f"/>
    </style:style>
    <style:style style:name="T28" style:family="text">
      <style:text-properties officeooo:rsid="003fcfad"/>
    </style:style>
    <style:style style:name="T29" style:family="text">
      <style:text-properties officeooo:rsid="0043886f"/>
    </style:style>
    <style:style style:name="T30" style:family="text">
      <style:text-properties officeooo:rsid="0044b0c1"/>
    </style:style>
    <style:style style:name="T31" style:family="text">
      <style:text-properties officeooo:rsid="004aa087"/>
    </style:style>
    <style:style style:name="T32" style:family="text">
      <style:text-properties officeooo:rsid="0052aa1b"/>
    </style:style>
    <style:style style:name="T33" style:family="text">
      <style:text-properties officeooo:rsid="0055e890"/>
    </style:style>
    <style:style style:name="T34" style:family="text">
      <style:text-properties officeooo:rsid="0056bf8f"/>
    </style:style>
    <style:style style:name="T35" style:family="text">
      <style:text-properties officeooo:rsid="00576021"/>
    </style:style>
    <style:style style:name="T36" style:family="text">
      <style:text-properties officeooo:rsid="0057c4e7"/>
    </style:style>
    <style:style style:name="T37" style:family="text">
      <style:text-properties officeooo:rsid="005881e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etting Up Dreamhost</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0"><text:a xlink:type="simple" xlink:href="#__RefHeading__701_782163863" text:style-name="Index_20_Link" text:visited-style-name="Index_20_Link">Chronology<text:tab/>1</text:a></text:p>
          <text:p text:style-name="P110"><text:a xlink:type="simple" xlink:href="#__RefHeading__807_782163863" text:style-name="Index_20_Link" text:visited-style-name="Index_20_Link">Domain Control Validation email:<text:tab/>3</text:a></text:p>
          <text:p text:style-name="P110"><text:a xlink:type="simple" xlink:href="#__RefHeading__809_782163863" text:style-name="Index_20_Link" text:visited-style-name="Index_20_Link">Activation email:<text:tab/>3</text:a></text:p>
          <text:p text:style-name="P110"><text:a xlink:type="simple" xlink:href="#__RefHeading__811_782163863" text:style-name="Index_20_Link" text:visited-style-name="Index_20_Link">Certificate Order Fulfilled email:<text:tab/>5</text:a></text:p>
          <text:p text:style-name="P110"><text:a xlink:type="simple" xlink:href="#__RefHeading__813_782163863" text:style-name="Index_20_Link" text:visited-style-name="Index_20_Link">Users<text:tab/>6</text:a></text:p>
          <text:p text:style-name="P110"><text:a xlink:type="simple" xlink:href="#__RefHeading__1106_1567654169" text:style-name="Index_20_Link" text:visited-style-name="Index_20_Link">Directory Structure and Conf files:<text:tab/>6</text:a></text:p>
          <text:p text:style-name="P110"><text:a xlink:type="simple" xlink:href="#__RefHeading__1028_174028016" text:style-name="Index_20_Link" text:visited-style-name="Index_20_Link">DB Stuff<text:tab/>7</text:a></text:p>
        </text:index-body>
      </text:table-of-content>
      <text:p text:style-name="P13"/>
      <text:h text:style-name="P120" text:outline-level="3"><text:bookmark-start text:name="__RefHeading__701_782163863"/>Chronology<text:bookmark-end text:name="__RefHeading__701_782163863"/></text:h>
      <text:p text:style-name="P1"><text:span text:style-name="T1">2014-07-2</text:span><text:span text:style-name="T2">8</text:span>:<text:tab/>With J.Severinghaus and A.Spooner, set up sr2smcbc.org</text:p>
      <text:p text:style-name="P25">“Owner” is Wendi Kallins</text:p>
      <text:p text:style-name="P40">Admin: mcbcdreamhost@marinbike.org/timesheets</text:p>
      <text:p text:style-name="P41">sent the IRS letter to document non-profit status</text:p>
      <text:p text:style-name="P75"/>
      <text:p text:style-name="P3"><text:span text:style-name="T1">2014-07-29</text:span>:<text:tab/>The domain seems to be accepted. <text:s/><text:span text:style-name="T7">(See activation email below.)</text:span></text:p>
      <text:p text:style-name="P26">“<text:span text:style-name="T4">Wendi's Account” #2027861</text:span></text:p>
      <text:p text:style-name="P26">Some questions/comments from perusal of dreamhost.com:</text:p>
      <text:p text:style-name="P41">How to support php 5.5?</text:p>
      <text:p text:style-name="P69">Have to “install” it. <text:s/>They have php 5.4 as default. <text:s/>Will try coding around.</text:p>
      <text:p text:style-name="P26">They can supply “secure hosting” without a unique IP – try it?</text:p>
      <text:p text:style-name="P41">We can add users, ie. Web IDs – what should they be and how to create passwords?</text:p>
      <text:p text:style-name="P41">How to do FTP? <text:s/>Use those Web IDs or have to create specific FTP users?</text:p>
      <text:p text:style-name="P41">MySql seems to be easy to set up; more questions may come up during setup; users?</text:p>
      <text:p text:style-name="Standard"/>
      <text:p text:style-name="P2"><text:span text:style-name="T1">2014-07-31</text:span>:<text:tab/>Set up users:</text:p>
      <text:p text:style-name="P27">Created user ontonboy/MO!molybdenuM via Panel=&gt;Manage Users. <text:s/>Seems this kind of user doesn't sign on to the panel but can do some other things, FTP? <text:s/>Do we really need any other signon tha<text:span text:style-name="T5">n</text:span> mcbcdreamhost@marinbike.org?</text:p>
      <text:p text:style-name="Standard"/>
      <text:p text:style-name="P4"><text:span text:style-name="T1">2014-08-01</text:span>:<text:tab/>New account access and creating a site:</text:p>
      <text:p text:style-name="P28">To create a new login user: Manage Users=&gt;Account Privileges=&gt;Grant Privileges to a New Person; <text:span text:style-name="T5">don't need it, though.</text:span></text:p>
      <text:p text:style-name="P42">Manage Domains=&gt;Web Hosting=&gt;Edit=&gt;Web Options=&gt;set Automatically upgrade PHP</text:p>
      <text:p text:style-name="P43">FTP: <text:a xlink:type="simple" xlink:href="ftp://lintilla.dreamhost.com/" text:style-name="Internet_20_link" text:visited-style-name="Visited_20_Internet_20_Link"><text:span text:style-name="T6">ftp://lintilla.dreamhost.com</text:span></text:a></text:p>
      <text:p text:style-name="P44">Get “server not found” for sr2smcbc.org; live chat tech says to set email notifications in Manage Domains=&gt;Registrations=&gt;Whois info <text:s/>and , indeed, there is a message there:</text:p>
      <text:p text:style-name="P44">“Domain Verification Required</text:p>
      <text:p text:style-name="P45">You will receive an email soon from do-not-reply@dreamhostregistry.com to verify your name and email address. You may have already received it so check your spam and all that, just in case. You’ll need to click the link in the email to keep your domain working properly.”</text:p>
      <text:p text:style-name="P45">Note that the activation email below does NOT come from do-not-reply.</text:p>
      <text:p text:style-name="P46">Went to “Whois” and set up a “Registrant” address of name “MCBC SR2S” w<text:span text:style-name="T19">ith</text:span> MCBC location info but my email address then clicked the “Resend to <text:a xlink:type="simple" xlink:href="mailto:ontonboy@sonic.net" text:style-name="Internet_20_link" text:visited-style-name="Visited_20_Internet_20_Link">ontonboy@sonic.net</text:a>” over on <text:soft-page-break/>the right.</text:p>
      <text:p text:style-name="Standard"/>
      <text:p text:style-name="P6"><text:span text:style-name="T1">2014-08-04</text:span>:<text:tab/><text:span text:style-name="T8">Lots of mucking about to see what's gong on:</text:span></text:p>
      <text:p text:style-name="P31">In Manage Domains, set Secure Hosting.</text:p>
      <text:p text:style-name="P47"><text:span text:style-name="T8">Created the IP </text:span>208.113.223.133 <text:span text:style-name="T8">preparatory to obtaining a certificate.</text:span></text:p>
      <text:p text:style-name="P48">The certificate ordering <text:span text:style-name="T9">wants an email to reply to but only lists possibilities, ie. can't enter one, so I created a Forward-only email, </text:span><text:a xlink:type="simple" xlink:href="mailto:admin@sr2smcbc.org" text:style-name="Internet_20_link" text:visited-style-name="Visited_20_Internet_20_Link"><text:span text:style-name="T9">admin@sr2smcbc.org</text:span></text:a><text:span text:style-name="T9">, which takes many hours to propagate. <text:s/>Set to forward to </text:span><text:a xlink:type="simple" xlink:href="mailto:ontonboy@sonic.net" text:style-name="Internet_20_link" text:visited-style-name="Visited_20_Internet_20_Link"><text:span text:style-name="T9">ontonboy@sonic.net</text:span></text:a><text:span text:style-name="T9"> but can also add other forwarding address, it seems.</text:span></text:p>
      <text:p text:style-name="P49">Noted that only user wenkal can ftp up to the the sr2smcbc.org folder so deleted ontonboy.</text:p>
      <text:p text:style-name="P50"><text:span text:style-name="T9">M</text:span>ade wenkal an ssh user (+SFTP).</text:p>
      <text:p text:style-name="P49">In a terminal, tried “ssh sr2smcbc.org” but no dice, it wants a password for <text:a xlink:type="simple" xlink:href="mailto:cdp@sr2smcbc.org" text:style-name="Internet_20_link" text:visited-style-name="Visited_20_Internet_20_Link">cdp@sr2smcbc.org</text:a>. <text:s/>So how do I specifiy who is signing on? <text:s/>wenkal@sr2smcbc.org?</text:p>
      <text:p text:style-name="Standard"/>
      <text:p text:style-name="Standard"/>
      <text:p text:style-name="P9"><text:span text:style-name="T1">2014-08-05</text:span>:<text:tab/><text:a xlink:type="simple" xlink:href="mailto:admin@sr2smcbc.org" text:style-name="Internet_20_link" text:visited-style-name="Visited_20_Internet_20_Link"><text:span text:style-name="T10">admin@sr2smcbc.org</text:span></text:a><text:span text:style-name="T10"> is up so c</text:span>ontinue setup:</text:p>
      <text:p text:style-name="P33">Ordered the SSL certificate; see Domain Control Validation email below.</text:p>
      <text:p text:style-name="P51">Account contact info to SR2S MCBC, etc</text:p>
      <text:p text:style-name="P52"><text:a xlink:type="simple" xlink:href="mailto:admin@sr2smcbc.org" text:style-name="Internet_20_link" text:visited-style-name="Visited_20_Internet_20_Link">admin@sr2smcbc.org</text:a> =&gt; <text:a xlink:type="simple" xlink:href="mailto:editor@sr2smcbc.org" text:style-name="Internet_20_link" text:visited-style-name="Visited_20_Internet_20_Link">editor@sr2smcbc.org</text:a></text:p>
      <text:p text:style-name="P53">editor is 2<text:span text:style-name="T11">nd</text:span> email contact preference <text:span text:style-name="T14">after mcbcdreamhost@marinbike.org</text:span></text:p>
      <text:p text:style-name="P54">wenkal =&gt; srsmcb/5VC-axuc <text:span text:style-name="T14">(note: no 2 or 2</text:span><text:span text:style-name="T12">nd</text:span><text:span text:style-name="T14"> C)</text:span></text:p>
      <text:p text:style-name="P52">Wendi's Account =&gt; SR2S MCBC <text:span text:style-name="T14">(as firstname, lastname) with MCBC location, phone, etc.</text:span></text:p>
      <text:p text:style-name="P29">DB=&gt; name=ts_mcbc_tr <text:span text:style-name="T13">on pasithee:azznara</text:span></text:p>
      <text:p text:style-name="P70">hostname=tsmcbc.sr2smcbc.org</text:p>
      <text:p text:style-name="P73">username=ts_big1kahuna</text:p>
      <text:p text:style-name="P73">pw=&amp;-ts2162zz^</text:p>
      <text:p text:style-name="P32">Waiting for new hostname ...</text:p>
      <text:p text:style-name="P30">“Connect to your new database from the command line with:</text:p>
      <text:p text:style-name="P55">mysql -u ts_big1kahuna -p -h tsmcbc.sr2smcbc.org ts_mcbc_tr</text:p>
      <text:p text:style-name="P55">You can also go to http://tsmcbc.sr2smcbc.org/ to manage your MySQL database from the web”</text:p>
      <text:p text:style-name="P76"/>
      <text:p text:style-name="P80"><text:span text:style-name="T1">2014-08-06</text:span>:<text:tab/>continue setup:</text:p>
      <text:p text:style-name="P34">SFTP up the .csv files.</text:p>
      <text:p text:style-name="P58">All DB users and their privileges have to be created in the panel.</text:p>
      <text:p text:style-name="P58">Change 'timesheets' to 'ts_mcbc_tr' in create SQL and SFTP it up;</text:p>
      <text:p text:style-name="P57">Use ssh <text:a xlink:type="simple" xlink:href="mailto:wenkal@sr2smcbc.org" text:style-name="Internet_20_link" text:visited-style-name="Visited_20_Internet_20_Link">wenkal@sr2smcbc.org</text:a> to <text:span text:style-name="T17">connect to the server;</text:span></text:p>
      <text:p text:style-name="P58">Use the mysql command line from above to connect to the DB;</text:p>
      <text:p text:style-name="P58">In mysql&gt; source /home/wenkal/DB/createTables.sql</text:p>
      <text:p text:style-name="P76"/>
      <text:p text:style-name="P81"><text:span text:style-name="T1">2014-08-07</text:span>:<text:tab/>continue setup:</text:p>
      <text:p text:style-name="P34">Create new root, password, and text of INSERT;</text:p>
      <text:p text:style-name="P58">As above run the INSERT;</text:p>
      <text:p text:style-name="P58">Set up conf;</text:p>
      <text:p text:style-name="P58">SFTP up the code, etc.;</text:p>
      <text:p text:style-name="P58">Attempt to login;</text:p>
      <text:p text:style-name="P58">Refresh CSV;</text:p>
      <text:p text:style-name="P81"/>
      <text:p text:style-name="P84"><text:span text:style-name="T1">2014-08-09</text:span>:<text:tab/>Create subdomain training.sr2smcbc.org</text:p>
      <text:p text:style-name="P35">Point to /home/wenkal/<text:span text:style-name="T20">sr2smcbc.org/training</text:span></text:p>
      <text:p text:style-name="P81"/>
      <text:p text:style-name="P86"><text:soft-page-break/><text:span text:style-name="T1">2014-08-12</text:span>:<text:tab/>Tried symlinks; didn't work; tech support says they don't allow on shared host.</text:p>
      <text:p text:style-name="P86"/>
      <text:p text:style-name="P87"><text:span text:style-name="T1">2014-08-15</text:span>:<text:tab/>Set up production DB, structure, conf files:</text:p>
      <text:p text:style-name="P38">Create DB ts_mcbc_pn (production) with users:</text:p>
      <text:p text:style-name="P68">admin: ts_big1Kahuna (same as first DB)</text:p>
      <text:p text:style-name="P68">editor: ts_r1otide_pn/^-ts3723zz&amp;</text:p>
      <text:p text:style-name="P68">reader: ts_r2edaer_pn/&amp;-ts5437xx^</text:p>
      <text:p text:style-name="P68">Run create SQL.</text:p>
      <text:p text:style-name="P86"/>
      <text:p text:style-name="P90"><text:span text:style-name="T1">2014-08-21</text:span>:<text:tab/>Set up...</text:p>
      <text:p text:style-name="P39">Create superduper user (Uhuru). <text:s/>Get errors at login but can't find error logs on host. <text:s/>Narrow problem to lack of an organization in the org_logo_get.php. <text:s/>Add 'dummy' org and it's fine. <text:s/><text:span text:style-name="T32">Did this happen when creating the orginal signon using the training DB? <text:s/>Must temporarily set production RUNLEVEL to 1 (use 'Site Config' from menu then reload menu frame) in order to load in .csv files.</text:span></text:p>
      <text:p text:style-name="P86"/>
      <text:p text:style-name="P117"><text:span text:style-name="T1">2015-07-11:</text:span><text:tab/>Set up “demo”</text:p>
      <text:p text:style-name="P119"><text:span text:style-name="T36">The “demo” code is completely isolated so can be used to demonstrate an experimental feature and to test code changes before installing to production (or training). <text:s/>It does, however, share the training DB (ts_mcbc_tr) via the DBPREFIX site config, ie. it's tables are independent.</text:span></text:p>
      <text:p text:style-name="P86"/>
      <text:p text:style-name="P84"><text:span text:style-name="T1">Todo</text:span>:</text:p>
      <text:p text:style-name="P59">Replace 'timesheets' password;</text:p>
      <text:p text:style-name="P60">Add extra persons (JeanS, etc);</text:p>
      <text:p text:style-name="P60">permits;</text:p>
      <text:p text:style-name="P76"/>
      <text:h text:style-name="Heading_20_3" text:outline-level="3"><text:bookmark-start text:name="__RefHeading__807_782163863"/><text:span text:style-name="T1">Domain Control Validation email</text:span>:<text:bookmark-end text:name="__RefHeading__807_782163863"/></text:h>
      <text:p text:style-name="P10">Subject: ORDER #14917421 - Domain Control Validation for sr2smcbc.org</text:p>
      <text:p text:style-name="P10">From: "DreamHost" &lt;noreply_support@comodo.com&gt;</text:p>
      <text:p text:style-name="P10">To: "admin@sr2smcbc.org" &lt;admin@sr2smcbc.org&gt;</text:p>
      <text:p text:style-name="P10">Date: Tue, 05 Aug 2014 16:40:47 +0000</text:p>
      <text:p text:style-name="P8"/>
      <text:p text:style-name="P7">Domain Control Validation for sr2smcbc.org</text:p>
      <text:p text:style-name="P7"/>
      <text:p text:style-name="P7">Dear admin@sr2smcbc.org,</text:p>
      <text:p text:style-name="P7">We have received a request to issue an SSL certificate for sr2smcbc.org.</text:p>
      <text:p text:style-name="P7">*** Please ignore this email if neither you nor a trusted colleague made this request for a certificate ***</text:p>
      <text:p text:style-name="P7">Otherwise, please browse here and enter the following "validation code":</text:p>
      <text:p text:style-name="P7">fNWE6TQlVly6xItXGoeYR9VIBpLE5vVD</text:p>
      <text:p text:style-name="P7"/>
      <text:p text:style-name="P7">Kind Regards,</text:p>
      <text:p text:style-name="P7">DREAMHOST SSL CA</text:p>
      <text:p text:style-name="Standard"/>
      <text:p text:style-name="P7">The 'browse here' link:</text:p>
      <text:p text:style-name="P7">https://secure.comodo.net/products/EnterDCVCode?orderNumber=14917421</text:p>
      <text:p text:style-name="Standard"/>
      <text:h text:style-name="Heading_20_3" text:outline-level="3"><text:bookmark-start text:name="__RefHeading__809_782163863"/><text:soft-page-break/><text:span text:style-name="T1">Activation email</text:span>:<text:bookmark-end text:name="__RefHeading__809_782163863"/></text:h>
      <text:p text:style-name="P5">From: DreamHost &lt;support@dreamhost.com&gt;</text:p>
      <text:p text:style-name="P5">Date: Mon, Jul 28, 2014 at 2:57 PM</text:p>
      <text:p text:style-name="P5">Subject: [wenkal 92105737] DreamHost Account Approval Notification!</text:p>
      <text:p text:style-name="P5">To: mcbcdreamhost@marinbike.org</text:p>
      <text:p text:style-name="P5"/>
      <text:p text:style-name="P5">Hello Wendi Kallins,</text:p>
      <text:p text:style-name="P5"/>
      <text:p text:style-name="P5">This is just a note to let you know that your account with DreamHost has</text:p>
      <text:p text:style-name="P5">been activated!</text:p>
      <text:p text:style-name="P5"/>
      <text:p text:style-name="P5">You can administer every aspect of your account from our web panel at:</text:p>
      <text:p text:style-name="P5"/>
      <text:p text:style-name="P5"><text:s text:c="2"/>https://panel.dreamhost.com/</text:p>
      <text:p text:style-name="P5"/>
      <text:p text:style-name="P5">Your FTP account will be activated within the next 30 minutes with the following username and</text:p>
      <text:p text:style-name="P5">randomly generated password:</text:p>
      <text:p text:style-name="P5">FTP Server <text:s text:c="2"/>: <text:s/>lintilla.dreamhost.com</text:p>
      <text:p text:style-name="P5">FTP Username : <text:s/>wenkal</text:p>
      <text:p text:style-name="P5">FTP Password : <text:s/>p-ULrS^Q</text:p>
      <text:p text:style-name="P5"><text:s text:c="13"/>We strongly recommend changing this password to improve the</text:p>
      <text:p text:style-name="P5"><text:s text:c="13"/>security for your ftp user. <text:s/>We will not email you FTP</text:p>
      <text:p text:style-name="P5"><text:s text:c="13"/>passwords in the future!</text:p>
      <text:p text:style-name="P5"><text:s text:c="13"/>You can change it by clicking the "Edit" button here:</text:p>
      <text:p text:style-name="P5"><text:s text:c="13"/>https://panel.dreamhost.com/?tree=users.users</text:p>
      <text:p text:style-name="P5"/>
      <text:p text:style-name="P5">If you're coming from another host and aren't sure how to transfer your hosting to us, be sure to check out:</text:p>
      <text:p text:style-name="P5">http://wiki.dreamhost.com/Transfer_your_hosting_to_us</text:p>
      <text:p text:style-name="P5"/>
      <text:p text:style-name="P5">To manage user accounts, including resetting your passwords, visit the "Users" section of your secure DreamHost web panel at:</text:p>
      <text:p text:style-name="P5"/>
      <text:p text:style-name="P5"><text:s text:c="2"/>https://panel.dreamhost.com/?tree=users.users</text:p>
      <text:p text:style-name="P5"/>
      <text:p text:style-name="P5">Your domain should be registered within 30 minutes, and you will receive</text:p>
      <text:p text:style-name="P5">another email confirmation when complete! After it's done, it may</text:p>
      <text:p text:style-name="P5">take at least a day before the site works on the Internet.</text:p>
      <text:p text:style-name="P5"/>
      <text:p text:style-name="P5">*********** Important Email Setup Information Here! ************</text:p>
      <text:p text:style-name="P5"/>
      <text:p text:style-name="P5">Currently, you have no email addresses set up for your domain with us.</text:p>
      <text:p text:style-name="P5">To add them, please visit our "Mail &gt; Manage Email" area:</text:p>
      <text:p text:style-name="P5"/>
      <text:p text:style-name="P5"><text:s text:c="2"/>https://panel.dreamhost.com/?tree=mail.addresses</text:p>
      <text:p text:style-name="P5"/>
      <text:p text:style-name="P5">****************************************************************</text:p>
      <text:p text:style-name="P5"/>
      <text:p text:style-name="P5"><text:soft-page-break/>Any questions about your new account? Email us anytime at support@dreamhost.com!</text:p>
      <text:p text:style-name="P5">Thank you for choosing DreamHost!</text:p>
      <text:p text:style-name="P5"/>
      <text:p text:style-name="P5">Sincerely,</text:p>
      <text:p text:style-name="P5">The Happy DreamHost Approval Team</text:p>
      <text:p text:style-name="P5"/>
      <text:p text:style-name="P5">+++++++++++++++++++++++++++++++++</text:p>
      <text:p text:style-name="P5">DreamHost</text:p>
      <text:p text:style-name="P5">"Imagine the Web, Your Way"</text:p>
      <text:p text:style-name="P5">http://www.dreamhost.com/</text:p>
      <text:p text:style-name="P5"/>
      <text:p text:style-name="P5"/>
      <text:h text:style-name="Heading_20_3" text:outline-level="3"><text:bookmark-start text:name="__RefHeading__811_782163863"/><text:span text:style-name="T1">Certificate Order Fulfilled email</text:span>:<text:bookmark-end text:name="__RefHeading__811_782163863"/></text:h>
      <text:p text:style-name="P11">From: DreamHost SSL Order Fulfillment &lt;support@dreamhost.com&gt;</text:p>
      <text:p text:style-name="P11">Date: Tue, Aug 5, 2014 at 10:34 AM</text:p>
      <text:p text:style-name="P11">Subject: [wenkal 92374712] Order Fulfilled for order #14917421 (sr2smcbc.org)</text:p>
      <text:p text:style-name="P11">To: mcbcdreamhost@marinbike.org</text:p>
      <text:p text:style-name="P11"/>
      <text:p text:style-name="P11">Hello! We have your certificate for sr2smcbc.org! We will be installing it</text:p>
      <text:p text:style-name="P11">on your site in a few minutes. In the meantime, here it is for your records:</text:p>
      <text:p text:style-name="P11">-----BEGIN CERTIFICATE-----</text:p>
      <text:p text:style-name="P11">MIIFLzCCBBegAwIBAgIRAJDYkMthEWA4I4lpmIRfBI4wDQYJKoZIhvcNAQEFBQA</text:p>
      <text:p text:style-name="P11">wczELMAkGA1UEBhMCR0IxGzAZBgNVBAgTEkdyZWF0ZXIgTWFuY2hlc3RlcjEQMA</text:p>
      <text:p text:style-name="P11">4GA1UEBxMHU2FsZm9yZDEaMBgGA1UEChMRQ09NT0RPIENBIExpbWl0ZWQxGTAXB</text:p>
      <text:p text:style-name="P11">gNVBAMTEFBvc2l0aXZlU1NMIENBIDIwHhcNMTQwODA1MDAwMDAwWhcNMTUwODA1</text:p>
      <text:p text:style-name="P11">MjM1OTU5WjCBhTEhMB8GA1UECxMYRG9tYWluIENvbnRyb2wgVmFsaWRhdGVkMSs</text:p>
      <text:p text:style-name="P11">wKQYDVQQLEyJQcm92aWRlZCBieSBOZXcgRHJlYW0gTmV0d29yaywgTExDMRwwGg</text:p>
      <text:p text:style-name="P11">YDVQQLExNEcmVhbUhvc3QgQmFzaWMgU1NMMRUwEwYDVQQDEwxzcjJzbWNiYy5vc</text:p>
      <text:p text:style-name="P11">mcwggEiMA0GCSqGSIb3DQEBAQUAA4IBDwAwggEKAoIBAQCz1f1Y45GFx/IPS7Y1</text:p>
      <text:p text:style-name="P11">Zn8OGU69NnRYMkq5SijofopxQ5Ll+ccMNbeGPKt1wNEbhCsGRr9dfL+UP5ptjNj</text:p>
      <text:p text:style-name="P11">HEwW05SHf9anKfiGCDY0E7yh/XBXQJCf4kq5UItKehL6KRkT/Bd67jVqDvdVk3y</text:p>
      <text:p text:style-name="P11">gMtx+nBe5KPxZ2+lKJ/DQRnJtGltSFHcnpyBJ1MrgN9f6B6msg2ieOzvdSENHnx</text:p>
      <text:p text:style-name="P11">F67ZAXyNRnVGr+FWPa31tDbkrzRYnYWP3FCBoId6yB9xZhxKiEMaRdu4kWhnwoC</text:p>
      <text:p text:style-name="P11">e/Yb/trWi2K8QdRLEUrhC7q4qE/so2VfpNA5ARk4GEwxb7QBXt/0TGzUjxItai3</text:p>
      <text:p text:style-name="P11">Cdo/fnPcLAgMBAAGjggGpMIIBpTAfBgNVHSMEGDAWgBSZ5EBfaxRePgXZ3dNjVP</text:p>
      <text:p text:style-name="P11">xiuPcArDAdBgNVHQ4EFgQUpfImd6nPQlz+8ljCdN2hZxD/c8AwDgYDVR0PAQH/B</text:p>
      <text:p text:style-name="P11">AQDAgWgMAwGA1UdEwEB/wQCMAAwHQYDVR0lBBYwFAYIKwYBBQUHAwEGCCsGAQUF</text:p>
      <text:p text:style-name="P11">BwMCMFAGA1UdIARJMEcwOwYLKwYBBAGyMQECAgcwLDAqBggrBgEFBQcCARYeaHR</text:p>
      <text:p text:style-name="P11">0cDovL3d3dy5wb3NpdGl2ZXNzbC5jb20vQ1BTMAgGBmeBDAECATA7BgNVHR8END</text:p>
      <text:p text:style-name="P11">AyMDCgLqAshipodHRwOi8vY3JsLmNvbW9kb2NhLmNvbS9Qb3NpdGl2ZVNTTENBM</text:p>
      <text:p text:style-name="P11">i5jcmwwbAYIKwYBBQUHAQEEYDBeMDYGCCsGAQUFBzAChipodHRwOi8vY3J0LmNv</text:p>
      <text:p text:style-name="P11">bW9kb2NhLmNvbS9Qb3NpdGl2ZVNTTENBMi5jcnQwJAYIKwYBBQUHMAGGGGh0dHA</text:p>
      <text:p text:style-name="P11">6Ly9vY3NwLmNvbW9kb2NhLmNvbTApBgNVHREEIjAgggxzcjJzbWNiYy5vcmeCEH</text:p>
      <text:p text:style-name="P11">d3dy5zcjJzbWNiYy5vcmcwDQYJKoZIhvcNAQEFBQADggEBAHL7jmze42NnFPVm5</text:p>
      <text:p text:style-name="P11">C/ZRjFvYk8NGusv4HFigB7x7UuCm/FD1BHkhOlCct0grq2MTaJL7130/agY8Z8h</text:p>
      <text:p text:style-name="P11">7vVR8hDeb0ID9OZsWhIvaxOA8InPfRruIM1HsOnaX93j1nafVqv+bxY6NE8DRuY</text:p>
      <text:p text:style-name="P11">fDvTtW/Sk4d88ylcO8wjJPJgZIWG5kpjg6CaFoY9p7YYkbABardat3Y0cUgAxLj</text:p>
      <text:p text:style-name="P11"><text:soft-page-break/>AT+pWuvobRWQzmuixCc+Ahl3N5RkH8HsphO/cYXNs2jdQvAHc2FZlyycs0jMWgW</text:p>
      <text:p text:style-name="P11">P81SjxoUEb18AyzwrdFDfxbIkjCF4cmIapq0I/Dp0K0cei5uy4jygByv/LUGteW</text:p>
      <text:p text:style-name="P11">jkdPETb1lF8=</text:p>
      <text:p text:style-name="P11">-----END CERTIFICATE-----</text:p>
      <text:p text:style-name="P11"/>
      <text:p text:style-name="P11">This certificate will expire on 2015-08-05.</text:p>
      <text:p text:style-name="P11"/>
      <text:p text:style-name="P11">If you have any questions or concerns, please contact support and we will</text:p>
      <text:p text:style-name="P11">help you out promptly.</text:p>
      <text:p text:style-name="P11">Thanks!</text:p>
      <text:p text:style-name="P11">The Happy DreamHost SSL Order Fulfillment Robot</text:p>
      <text:p text:style-name="P11"/>
      <text:p text:style-name="P109"/>
      <text:h text:style-name="P120" text:outline-level="3"><text:bookmark-start text:name="__RefHeading__813_782163863"/>Users<text:bookmark-end text:name="__RefHeading__813_782163863"/></text:h>
      <table:table table:name="Table1" table:style-name="Table1">
        <table:table-column table:style-name="Table1.A" table:number-columns-repeated="2"/>
        <table:table-column table:style-name="Table1.C"/>
        <table:table-column table:style-name="Table1.A"/>
        <table:table-column table:style-name="Table1.E"/>
        <table:table-header-rows>
          <table:table-row>
            <table:table-cell table:style-name="Table1.A1" office:value-type="string">
              <text:p text:style-name="P106">Function</text:p>
            </table:table-cell>
            <table:table-cell table:style-name="Table1.A1" office:value-type="string">
              <text:p text:style-name="P107">Host</text:p>
            </table:table-cell>
            <table:table-cell table:style-name="Table1.A1" office:value-type="string">
              <text:p text:style-name="P106">Name</text:p>
            </table:table-cell>
            <table:table-cell table:style-name="Table1.A1" office:value-type="string">
              <text:p text:style-name="P106">Password</text:p>
            </table:table-cell>
            <table:table-cell table:style-name="Table1.E1" office:value-type="string">
              <text:p text:style-name="P106">Edit</text:p>
            </table:table-cell>
          </table:table-row>
        </table:table-header-rows>
        <table:table-row>
          <table:table-cell table:style-name="Table1.A2" office:value-type="string">
            <text:p text:style-name="P93">Panel signon</text:p>
          </table:table-cell>
          <table:table-cell table:style-name="Table1.A2" office:value-type="string">
            <text:p text:style-name="P93"/>
          </table:table-cell>
          <table:table-cell table:style-name="Table1.A2" office:value-type="string">
            <text:p text:style-name="P93">mcbcdreamhost@marinbike.org</text:p>
          </table:table-cell>
          <table:table-cell table:style-name="Table1.A2" office:value-type="string">
            <text:p text:style-name="P93"><text:span text:style-name="T28">t</text:span>imesheets</text:p>
          </table:table-cell>
          <table:table-cell table:style-name="Table1.E2" office:value-type="string">
            <text:p text:style-name="P93">Edit Profile (upper right)</text:p>
          </table:table-cell>
        </table:table-row>
        <table:table-row>
          <table:table-cell table:style-name="Table1.A2" office:value-type="string">
            <text:p text:style-name="P93">SFTP &amp; SSH</text:p>
          </table:table-cell>
          <table:table-cell table:style-name="Table1.A2" office:value-type="string">
            <text:p text:style-name="P94">sr2smcbc.org</text:p>
          </table:table-cell>
          <table:table-cell table:style-name="Table1.A2" office:value-type="string">
            <text:p text:style-name="P93"><text:span text:style-name="T16">w</text:span>enkal<text:span text:style-name="T15">(srsmcb)</text:span></text:p>
          </table:table-cell>
          <table:table-cell table:style-name="Table1.A2" office:value-type="string">
            <text:p text:style-name="P77">5VC-axuc</text:p>
          </table:table-cell>
          <table:table-cell table:style-name="Table1.E2" office:value-type="string">
            <text:p text:style-name="P94">Manage Users</text:p>
          </table:table-cell>
        </table:table-row>
        <table:table-row>
          <table:table-cell table:style-name="Table1.A2" office:value-type="string">
            <text:p text:style-name="P93">MySql</text:p>
          </table:table-cell>
          <table:table-cell table:style-name="Table1.A2" office:value-type="string">
            <text:p text:style-name="P94">tsmcbc.sr2smcbc.org</text:p>
          </table:table-cell>
          <table:table-cell table:style-name="Table1.A2" office:value-type="string">
            <text:p text:style-name="P78">ts_big1kahuna</text:p>
            <text:p text:style-name="P82">(admin)</text:p>
          </table:table-cell>
          <table:table-cell table:style-name="Table1.A2" office:value-type="string">
            <text:p text:style-name="P78">&amp;-ts2162zz^</text:p>
          </table:table-cell>
          <table:table-cell table:style-name="Table1.E2" office:value-type="string">
            <text:p text:style-name="P94"><text:span text:style-name="T31">Admin for </text:span>MySQL Databases</text:p>
          </table:table-cell>
        </table:table-row>
        <table:table-row>
          <table:table-cell table:style-name="Table1.A2" office:value-type="string">
            <text:p text:style-name="P93"/>
          </table:table-cell>
          <table:table-cell table:style-name="Table1.A2" office:value-type="string">
            <text:p text:style-name="P93"/>
          </table:table-cell>
          <table:table-cell table:style-name="Table1.A2" office:value-type="string">
            <text:p text:style-name="P79">ts_r1otide <text:span text:style-name="T18">(editor)</text:span></text:p>
          </table:table-cell>
          <table:table-cell table:style-name="Table1.A2" office:value-type="string">
            <text:p text:style-name="P79">^-ts2612zz&amp;</text:p>
          </table:table-cell>
          <table:table-cell table:style-name="Table1.E2" office:value-type="string">
            <text:p text:style-name="P102">Editor for ts_mcbc_tr</text:p>
          </table:table-cell>
        </table:table-row>
        <table:table-row>
          <table:table-cell table:style-name="Table1.A2" office:value-type="string">
            <text:p text:style-name="P93"/>
          </table:table-cell>
          <table:table-cell table:style-name="Table1.A2" office:value-type="string">
            <text:p text:style-name="P93"/>
          </table:table-cell>
          <table:table-cell table:style-name="Table1.A2" office:value-type="string">
            <text:p text:style-name="P79">ts_r2edaer <text:span text:style-name="T18">(reader)</text:span></text:p>
          </table:table-cell>
          <table:table-cell table:style-name="Table1.A2" office:value-type="string">
            <text:p text:style-name="P83">&amp;-ts4326xx^</text:p>
          </table:table-cell>
          <table:table-cell table:style-name="Table1.E2" office:value-type="string">
            <text:p text:style-name="P102">Reader for ts_mcbc_tr</text:p>
          </table:table-cell>
        </table:table-row>
        <table:table-row>
          <table:table-cell table:style-name="Table1.A2" office:value-type="string">
            <text:p text:style-name="P95"/>
          </table:table-cell>
          <table:table-cell table:style-name="Table1.A2" office:value-type="string">
            <text:p text:style-name="P93"/>
          </table:table-cell>
          <table:table-cell table:style-name="Table1.A2" office:value-type="string">
            <text:p text:style-name="P88">ts_r1otide_pn</text:p>
          </table:table-cell>
          <table:table-cell table:style-name="Table1.A2" office:value-type="string">
            <text:p text:style-name="P88">^-ts3723zz&amp;</text:p>
          </table:table-cell>
          <table:table-cell table:style-name="Table1.E2" office:value-type="string">
            <text:p text:style-name="P102">Editor for ts_mcbc_pn</text:p>
          </table:table-cell>
        </table:table-row>
        <table:table-row>
          <table:table-cell table:style-name="Table1.A2" office:value-type="string">
            <text:p text:style-name="P95"/>
          </table:table-cell>
          <table:table-cell table:style-name="Table1.A2" office:value-type="string">
            <text:p text:style-name="P93"/>
          </table:table-cell>
          <table:table-cell table:style-name="Table1.A2" office:value-type="string">
            <text:p text:style-name="P88">ts_r2edaer_pn</text:p>
          </table:table-cell>
          <table:table-cell table:style-name="Table1.A2" office:value-type="string">
            <text:p text:style-name="P88">&amp;-ts5437xx^</text:p>
          </table:table-cell>
          <table:table-cell table:style-name="Table1.E2" office:value-type="string">
            <text:p text:style-name="P102">Reader for ts_mcbc_pn</text:p>
          </table:table-cell>
        </table:table-row>
        <table:table-row>
          <table:table-cell table:style-name="Table1.A2" office:value-type="string">
            <text:p text:style-name="P105">DBs</text:p>
          </table:table-cell>
          <table:table-cell table:style-name="Table1.A2" office:value-type="string">
            <text:p text:style-name="P103">ts_mcbc_tr</text:p>
          </table:table-cell>
          <table:table-cell table:style-name="Table1.A2" office:value-type="string">
            <text:p text:style-name="P117">fondo</text:p>
          </table:table-cell>
          <table:table-cell table:style-name="Table1.A2" office:value-type="string">
            <text:p text:style-name="P117">2ava^^tar</text:p>
          </table:table-cell>
          <table:table-cell table:style-name="Table1.E2" office:value-type="string">
            <text:p text:style-name="P124">Demo (DBPREFIX=”_d”<text:span text:style-name="T35">)</text:span></text:p>
          </table:table-cell>
        </table:table-row>
        <table:table-row>
          <table:table-cell table:style-name="Table1.A2" office:value-type="string">
            <text:p text:style-name="P105"/>
          </table:table-cell>
          <table:table-cell table:style-name="Table1.A2" office:value-type="string">
            <text:p text:style-name="P124">ts_mcbc_tr</text:p>
          </table:table-cell>
          <table:table-cell table:style-name="Table1.A2" office:value-type="string">
            <text:p text:style-name="P118">bottom</text:p>
          </table:table-cell>
          <table:table-cell table:style-name="Table1.A2" office:value-type="string">
            <text:p text:style-name="P118">3ava&amp;&amp;tar</text:p>
          </table:table-cell>
          <table:table-cell table:style-name="Table1.E2" office:value-type="string">
            <text:p text:style-name="P123">Training <text:span text:style-name="T34">(DBPREFIX=”_t”)</text:span></text:p>
          </table:table-cell>
        </table:table-row>
        <table:table-row>
          <table:table-cell table:style-name="Table1.A2" office:value-type="string">
            <text:p text:style-name="P95"/>
          </table:table-cell>
          <table:table-cell table:style-name="Table1.A2" office:value-type="string">
            <text:p text:style-name="P103">ts_mcbc_pn</text:p>
          </table:table-cell>
          <table:table-cell table:style-name="Table1.A2" office:value-type="string">
            <text:p text:style-name="P89">rootstock</text:p>
          </table:table-cell>
          <table:table-cell table:style-name="Table1.A2" office:value-type="string">
            <text:p text:style-name="P89">4ava**tar^</text:p>
          </table:table-cell>
          <table:table-cell table:style-name="Table1.E2" office:value-type="string">
            <text:p text:style-name="P104">production</text:p>
          </table:table-cell>
        </table:table-row>
      </table:table>
      <text:p text:style-name="P11"/>
      <text:p text:style-name="P14"/>
      <text:p text:style-name="P15"/>
      <text:h text:style-name="P121" text:outline-level="3"><text:bookmark-start text:name="__RefHeading__1106_1567654169"/>Directory Structure <text:span text:style-name="T23">and Conf files</text:span>:<text:bookmark-end text:name="__RefHeading__1106_1567654169"/></text:h>
      <text:p text:style-name="P15"/>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Table_20_Contents">/<text:span text:style-name="T21">home/wenkal/</text:span></text:p>
          </table:table-cell>
          <table:table-cell table:style-name="Table2.A1" office:value-type="string">
            <text:p text:style-name="P96">sr2smcbc.org/</text:p>
            <text:p text:style-name="P98">document root</text:p>
            <text:p text:style-name="P98">for domain</text:p>
          </table:table-cell>
          <table:table-cell table:style-name="Table2.A1" office:value-type="string">
            <text:p text:style-name="P98">site_conf.php</text:p>
            <text:p text:style-name="P98">“OUR_ROOT” for domain</text:p>
            <text:p text:style-name="P101">index.php* for domain</text:p>
          </table:table-cell>
          <table:table-cell table:style-name="Table2.D1" office:value-type="string">
            <text:p text:style-name="P97"/>
          </table:table-cell>
        </table:table-row>
        <table:table-row>
          <table:table-cell table:style-name="Table2.A2" office:value-type="string">
            <text:p text:style-name="Table_20_Contents"/>
          </table:table-cell>
          <table:table-cell table:style-name="Table2.A2" office:value-type="string">
            <text:p text:style-name="P99"/>
          </table:table-cell>
          <table:table-cell table:style-name="Table2.A2" office:value-type="string">
            <text:p text:style-name="P96">css/</text:p>
          </table:table-cell>
          <table:table-cell table:style-name="Table2.D2" office:value-type="string">
            <text:p text:style-name="P97">Style sheets</text:p>
          </table:table-cell>
        </table:table-row>
        <table:table-row>
          <table:table-cell table:style-name="Table2.A2" office:value-type="string">
            <text:p text:style-name="Table_20_Contents"/>
          </table:table-cell>
          <table:table-cell table:style-name="Table2.A2" office:value-type="string">
            <text:p text:style-name="P96"/>
          </table:table-cell>
          <table:table-cell table:style-name="Table2.A2" office:value-type="string">
            <text:p text:style-name="P96">main/</text:p>
          </table:table-cell>
          <table:table-cell table:style-name="Table2.D2" office:value-type="string">
            <text:p text:style-name="P98">Callable page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96">scripts/</text:p>
          </table:table-cell>
          <table:table-cell table:style-name="Table2.D2" office:value-type="string">
            <text:p text:style-name="P98">Javascript file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96"><text:span text:style-name="T22">t</text:span>raining/</text:p>
            <text:p text:style-name="P98">document root for</text:p>
            <text:p text:style-name="P98">training subdomain</text:p>
          </table:table-cell>
          <table:table-cell table:style-name="Table2.D2" office:value-type="string">
            <text:p text:style-name="P98">site_conf.php</text:p>
            <text:p text:style-name="P98">“OUR_ROOT” for subdomain – <text:span text:style-name="T29">altered by “_REDIRECT”</text:span></text:p>
            <text:p text:style-name="P101">index.php* for subdomain</text:p>
          </table:table-cell>
        </table:table-row>
        <table:table-row>
          <table:table-cell table:style-name="Table2.A2" office:value-type="string">
            <text:p text:style-name="Table_20_Contents"/>
          </table:table-cell>
          <table:table-cell table:style-name="Table2.A2" office:value-type="string">
            <text:p text:style-name="P96"><text:span text:style-name="T23">o</text:span>ffline/</text:p>
            <text:p text:style-name="P100">NOT under</text:p>
            <text:p text:style-name="P100">document root</text:p>
          </table:table-cell>
          <table:table-cell table:style-name="Table2.A2" office:value-type="string">
            <text:p text:style-name="P96">conf/</text:p>
          </table:table-cell>
          <table:table-cell table:style-name="Table2.D2" office:value-type="string">
            <text:p text:style-name="P100">site_conf files _MORE to</text:p>
            <text:p text:style-name="P100">here for most var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96">lib/</text:p>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96">main/</text:p>
          </table:table-cell>
          <table:table-cell table:style-name="Table2.D2" office:value-type="string">
            <text:p text:style-name="P100">The “real” pages – <text:span text:style-name="T29">actually 'included' files</text:span></text:p>
          </table:table-cell>
        </table:table-row>
        <table:table-row>
          <table:table-cell table:style-name="Table2.A2" office:value-type="string">
            <text:p text:style-name="Table_20_Contents"/>
          </table:table-cell>
          <table:table-cell table:style-name="Table2.A2" office:value-type="string">
            <text:p text:style-name="P96">extension/</text:p>
          </table:table-cell>
          <table:table-cell table:style-name="Table2.A2" office:value-type="string">
            <text:p text:style-name="P96">Extension pages and config files</text:p>
          </table:table-cell>
          <table:table-cell table:style-name="Table2.D2" office:value-type="string">
            <text:p text:style-name="Table_20_Contents"/>
          </table:table-cell>
        </table:table-row>
      </table:table>
      <text:p text:style-name="P15">*<text:span text:style-name="T30">index.php is a copy of offline/startup.php</text:span></text:p>
      <text:p text:style-name="P15"><text:soft-page-break/></text:p>
      <text:p text:style-name="P16"><text:span text:style-name="T1">sr2smcbc.org/site_conf.php</text:span>:</text:p>
      <text:p text:style-name="P36">_MORE[] = ../offline/conf/pr<text:span text:style-name="T24">d</text:span>_conf.php </text:p>
      <text:p text:style-name="P66">_MORE[] = ../offline/conf/com_conf.php</text:p>
      <text:p text:style-name="P15"/>
      <text:p text:style-name="P108"><text:span text:style-name="T1">sr2smcbc.org/training/site_conf.php</text:span>:</text:p>
      <text:p text:style-name="P62">_REDIRECT =”..”</text:p>
      <text:p text:style-name="P72">This redirect makes “OUR_ROOT” for this subdomain point to the same place in the filesystem as that of the domain; thus constructed pointers to includes, etc. are correct.</text:p>
      <text:p text:style-name="P62">_MORE[] = ../offline/conf/tr<text:span text:style-name="T24">n</text:span>_conf.php </text:p>
      <text:p text:style-name="P67">_MORE[] = ../offline/conf/com_conf.php</text:p>
      <text:p text:style-name="P17"/>
      <text:p text:style-name="P17"><text:span text:style-name="T1">offline/conf/pr</text:span><text:span text:style-name="T3">d</text:span><text:span text:style-name="T1">_conf.php</text:span>:</text:p>
      <text:p text:style-name="P36">RUNLEVEL=0</text:p>
      <text:p text:style-name="P61">PAGETITLE = "SR2S Timesheets" </text:p>
      <text:p text:style-name="P65">DBCONN="host=<text:span text:style-name="T25">tsmcbc.sr2smcbc.org</text:span>;dbname=<text:span text:style-name="T25">ts_mcbc_pn</text:span>"</text:p>
      <text:p text:style-name="P65">DBREADER=":<text:span text:style-name="T26">ts_r2edaer_pn</text:span>:<text:span text:style-name="T27">&amp;-ts5437xx^</text:span>" </text:p>
      <text:p text:style-name="P65">DBEDITOR="::<text:span text:style-name="T26">ts_r1otide_pn</text:span>:<text:span text:style-name="T26">^-ts3723zz&amp;</text:span>" </text:p>
      <text:p text:style-name="P65">DBADMIN=":<text:span text:style-name="T25">ts_big1kahuna</text:span>:<text:span text:style-name="T25">&amp;-ts2162zz^</text:span>"</text:p>
      <text:p text:style-name="P85"/>
      <text:p text:style-name="P16"><text:span text:style-name="T1">offline/conf/tr</text:span><text:span text:style-name="T3">n</text:span><text:span text:style-name="T1">_conf.php</text:span>:</text:p>
      <text:p text:style-name="P36">RUNLEVEL=2</text:p>
      <text:p text:style-name="P61">PAGETITLE = "SR2S Timesheets (training)" </text:p>
      <text:p text:style-name="P63">DBCONN="host=<text:span text:style-name="T25">tsmcbc.sr2smcbc.org</text:span>;dbname=<text:span text:style-name="T25">ts_mcbc_tr</text:span>"</text:p>
      <text:p text:style-name="P64">DBREADER=":<text:span text:style-name="T26">ts_r2edaer</text:span>:<text:span text:style-name="T27">&amp;-ts4326xx^</text:span>" </text:p>
      <text:p text:style-name="P64">DBEDITOR=":<text:span text:style-name="T26">ts_r1otide</text:span>:<text:span text:style-name="T26">^-ts2612zz&amp;</text:span>" </text:p>
      <text:p text:style-name="P63">DBADMIN=":<text:span text:style-name="T25">ts_big1kahuna</text:span>:<text:span text:style-name="T25">&amp;-ts2162zz^</text:span>"</text:p>
      <text:p text:style-name="P15"/>
      <text:p text:style-name="P18"><text:span text:style-name="T1">offline/conf/com_conf.php</text:span>:</text:p>
      <text:p text:style-name="P37">DBMANAGER=mysql</text:p>
      <text:p text:style-name="P62">DBPREFIX = "" </text:p>
      <text:p text:style-name="P63">_INCLUDE[] = ../offline/lib </text:p>
      <text:p text:style-name="P63">_INCLUDE[] = ../offline/main</text:p>
      <text:p text:style-name="P63">_EXTENSIONS = ../extension/</text:p>
      <text:p text:style-name="P63">TZO = -8</text:p>
      <text:p text:style-name="P16"/>
      <text:h text:style-name="Heading_20_3" text:outline-level="3"><text:bookmark-start text:name="__RefHeading__1028_174028016"/>DB Stuff<text:bookmark-end text:name="__RefHeading__1028_174028016"/></text:h>
      <text:p text:style-name="P92">Connect to database<text:span text:style-name="T33">s</text:span> from the command line with:</text:p>
      <text:p text:style-name="P56">mysql -u ts_big1kahuna -p -h tsmcbc.sr2smcbc.org ts_mcbc_tr</text:p>
      <text:p text:style-name="P91">Or online with:</text:p>
      <text:p text:style-name="P56">http://tsmcbc.sr2smcbc.org/</text:p>
      <text:p text:style-name="P71">username=ts_big1kahuna</text:p>
      <text:p text:style-name="P74">pw=&amp;-ts2162zz^</text:p>
      <text:p text:style-name="P20"/>
      <text:p text:style-name="P112">Demo DB superduper user:</text:p>
      <text:p text:style-name="P112">INSERT INTO d_c00_person (person_id,lastname,lastsoundex,firstname,loginname,password)</text:p>
      <text:p text:style-name="P112"><text:tab/>VALUES (0,'DuBois','D120','Jean','fondo',</text:p>
      <text:p text:style-name="P112"><text:tab/><text:tab/>'$2y$10$q9oJ7coltOjwmuGj3C54sugzzVmPDa.UGXr0WBrC2Atb8FCFJ/aJu');</text:p>
      <text:p text:style-name="P113"><text:soft-page-break/>UPDATE <text:span text:style-name="T37">d_</text:span>c00_person SET person_id=0 WHERE person_id=1;</text:p>
      <text:p text:style-name="P115">INSERT INTO <text:span text:style-name="T37">d_</text:span>a00_organization (name) VALUES ('dummy');</text:p>
      <text:p text:style-name="P114"/>
      <text:p text:style-name="P20">Training DB superduper user:</text:p>
      <text:p text:style-name="P19">INSERT INTO c00_person (person_id,lastname,lastsoundex,firstname,loginname,password) </text:p>
      <text:p text:style-name="P19"><text:tab/>VALUES (0,'Fairfax','F612','Pat','bottom',</text:p>
      <text:p text:style-name="P19"><text:tab/><text:tab/>'$2y$10$mhCUKp7YLrvRPNYzqRpNseqpmiYF59ai6Qo8y1wiJwvc4DmvNUFcC');</text:p>
      <text:p text:style-name="P22">UPDATE <text:span text:style-name="T37">t_</text:span>c00_person SET person_id=0 WHERE person_id=1;</text:p>
      <text:p text:style-name="P115">INSERT INTO <text:span text:style-name="T37">t_</text:span>a00_organization (name) VALUES ('dummy');</text:p>
      <text:p text:style-name="P114"/>
      <text:p text:style-name="P19">Prod DB superduper user:</text:p>
      <text:p text:style-name="P21">INSERT INTO c00_person (person_id,lastname,lastsoundex,firstname,loginname,password) </text:p>
      <text:p text:style-name="P21"><text:tab/>VALUES (0,'Uhuru','U600','Micky','rootstock',</text:p>
      <text:p text:style-name="P21"><text:tab/><text:tab/>'$2y$10$SrCeMpgeKZC4JiMAKuJileeKZzsOsy.IPY7O0AQMzZzGkeqGR5vmK'); </text:p>
      <text:p text:style-name="P22">UPDATE c00_person SET person_id=0 WHERE person_id=1;</text:p>
      <text:p text:style-name="P23">INSERT INTO a00_organization (name) VALUES ('dummy');</text:p>
      <text:p text:style-name="P2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16:07:24.532986597</meta:creation-date>
    <dc:date>2015-07-11T13:06:01.678640075</dc:date>
    <meta:editing-duration>P2DT57M47S</meta:editing-duration>
    <meta:editing-cycles>58</meta:editing-cycles>
    <meta:generator>LibreOffice/4.4.2.2$Linux_X86_64 LibreOffice_project/40m0$Build-2</meta:generator>
    <meta:document-statistic meta:table-count="2" meta:image-count="0" meta:object-count="0" meta:page-count="9" meta:paragraph-count="317" meta:word-count="1605" meta:character-count="13750" meta:non-whitespace-character-count="12345"/>
  </office:meta>
</office:document-meta>
</file>